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000000" draw:marker-start-width="0.275cm" draw:marker-end-width="0.275cm" draw:fill="solid" draw:fill-color="#ff0000" draw:textarea-horizontal-align="justify" draw:textarea-vertical-align="middle" draw:auto-grow-height="false" fo:padding-top="0.1cm" fo:padding-bottom="0.1cm" fo:padding-left="0.225cm" fo:padding-right="0.225cm"/>
    </style:style>
    <style:style style:name="gr2" style:family="graphic" style:parent-style-name="standard">
      <style:graphic-properties draw:stroke="solid" svg:stroke-width="0.05cm" svg:stroke-color="#000000" draw:marker-start-width="0.275cm" draw:marker-end-width="0.275cm" draw:fill="solid" draw:fill-color="#0000ff" draw:textarea-horizontal-align="justify" draw:textarea-vertical-align="middle" draw:auto-grow-height="false" fo:padding-top="0.1cm" fo:padding-bottom="0.1cm" fo:padding-left="0.225cm" fo:padding-right="0.225cm"/>
    </style:style>
    <style:style style:name="gr3" style:family="graphic" style:parent-style-name="standard">
      <style:graphic-properties svg:stroke-width="0.05cm" draw:fill="solid" draw:fill-color="#e6e64c" draw:fill-image-width="0cm" draw:fill-image-height="0cm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cm" draw:fill="solid" draw:fill-color="#00dcff" draw:fill-image-width="0cm" draw:fill-image-height="0cm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width="0.05cm" draw:fill="solid" draw:fill-color="#355e00" draw:fill-image-width="0cm" draw:fill-image-height="0cm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svg:stroke-width="0.05cm" draw:fill="none" draw:fill-color="#b3b300" draw:fill-image-width="0cm" draw:fill-image-height="0cm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svg:stroke-width="0.05cm" draw:fill="solid" draw:fill-color="#b3b300" draw:fill-image-width="0cm" draw:fill-image-height="0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cm" svg:stroke-color="#000000" draw:fill="none" draw:fill-color="#ffffff" draw:fill-image-width="0cm" draw:fill-image-height="0cm" fo:min-height="1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family="Ubuntu" style:font-pitch="variable"/>
    </style:style>
    <style:style style:name="P3" style:family="paragraph">
      <style:text-properties fo:font-family="Ubuntu" style:font-pitch="variable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1" style:family="text">
      <style:text-properties fo:font-family="Ubuntu" style:font-pitch="variable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cm" svg:height="1cm" svg:x="1.8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.8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.8cm" svg:y="4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.8cm" svg:y="4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.8cm" svg:y="6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.8cm" svg:y="6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3.8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3.8cm" svg:y="4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4.8cm" svg:y="4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4.8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.7cm" draw:transform="rotate (1.5707963267946) translate (3.8cm 7.5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1" draw:layer="layout" svg:width="1cm" svg:height="1.7cm" draw:transform="rotate (1.5707963267946) translate (5.8cm 5.8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" draw:text-style-name="P1" draw:layer="layout" svg:width="1cm" svg:height="1.7cm" draw:transform="rotate (1.5707963267946) translate (5.8cm 4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1" draw:layer="layout" svg:width="2.5cm" svg:height="2.5cm" svg:x="8.2cm" svg:y="4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1cm" svg:height="1cm" svg:x="11.4cm" svg:y="4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cm" svg:height="1cm" svg:x="12.4cm" svg:y="4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1cm" svg:height="1cm" svg:x="14cm" svg:y="3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1cm" svg:height="1cm" svg:x="15cm" svg:y="3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.7cm" draw:transform="rotate (1.5707963267946) translate (14.1cm 7.3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1" xml:id="id5" draw:id="id5" draw:layer="layout" svg:width="1cm" svg:height="1.7cm" draw:transform="rotate (1.5707963267946) translate (16.6cm 5.5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" draw:text-style-name="P1" xml:id="id4" draw:id="id4" draw:layer="layout" svg:width="1cm" svg:height="1.7cm" draw:transform="rotate (1.5707963267946) translate (16.6cm 3.7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7" draw:text-style-name="P1" draw:layer="layout" draw:type="line" svg:x1="13.4cm" svg:y1="5.3cm" svg:x2="14cm" svg:y2="4.1cm" draw:start-shape="id1" draw:start-glue-point="1" draw:end-shape="id2" draw:end-glue-point="3" svg:d="m13400 5300 600-1200">
          <text:p/>
        </draw:connector>
        <draw:connector draw:style-name="gr7" draw:text-style-name="P1" draw:layer="layout" draw:type="line" svg:x1="13.4cm" svg:y1="5.3cm" svg:x2="14.1cm" svg:y2="6.4cm" draw:start-shape="id1" draw:start-glue-point="1" svg:d="m13400 5300 700 1100">
          <text:p/>
        </draw:connector>
        <draw:connector draw:style-name="gr7" draw:text-style-name="P1" draw:layer="layout" draw:type="line" svg:x1="16cm" svg:y1="4.1cm" svg:x2="16.6cm" svg:y2="3.2cm" draw:start-shape="id3" draw:start-glue-point="1" draw:end-shape="id4" draw:end-glue-point="4" svg:d="m16000 4100 600-900">
          <text:p/>
        </draw:connector>
        <draw:connector draw:style-name="gr7" draw:text-style-name="P1" draw:layer="layout" draw:type="line" svg:x1="16cm" svg:y1="4.1cm" svg:x2="16.6cm" svg:y2="5cm" draw:start-shape="id3" draw:start-glue-point="1" draw:end-shape="id5" draw:end-glue-point="4" svg:d="m16000 4100 600 900">
          <text:p/>
        </draw:connector>
        <draw:frame draw:style-name="gr8" draw:text-style-name="P3" draw:layer="layout" svg:width="6.6cm" svg:height="1.3cm" svg:x="1.4cm" svg:y="1.2cm">
          <draw:text-box>
            <text:p text:style-name="P2"><text:span text:style-name="T1">3 bases of fac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21.224cm" fo:margin-left="1cm" fo:margin-right="2.216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lexander </meta:initial-creator>
    <meta:creation-date>2011-05-19T00:16:01</meta:creation-date>
    <dc:date>2011-05-19T03:24:48</dc:date>
    <dc:creator>alexander </dc:creator>
    <meta:editing-duration>PT18M14S</meta:editing-duration>
    <meta:editing-cycles>3</meta:editing-cycles>
    <meta:generator>LibreOffice/3.3$Linux LibreOffice_project/330m19$Build-202</meta:generator>
    <meta:document-statistic meta:object-count="26"/>
  </office:meta>
</office:document-meta>
</file>